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3df8d" officeooo:paragraph-rsid="001fe135" style:font-weight-asian="normal" style:font-weight-complex="normal"/>
    </style:style>
    <style:style style:name="P2" style:family="paragraph" style:parent-style-name="Standard">
      <style:text-properties fo:language="nl" fo:country="NL" fo:font-weight="bold" officeooo:rsid="0013df8d" officeooo:paragraph-rsid="001fe135" style:font-size-asian="10.5pt" style:font-weight-asian="bold" style:font-weight-complex="bold"/>
    </style:style>
    <style:style style:name="P3" style:family="paragraph" style:parent-style-name="Standard">
      <style:text-properties fo:language="en" fo:country="US" fo:font-weight="normal" officeooo:rsid="0013df8d" officeooo:paragraph-rsid="001fe135" style:font-weight-asian="normal" style:font-weight-complex="normal"/>
    </style:style>
    <style:style style:name="P4" style:family="paragraph" style:parent-style-name="Standard">
      <style:text-properties fo:language="en" fo:country="US" fo:font-weight="normal" officeooo:rsid="0013df8d" officeooo:paragraph-rsid="00261b89" style:font-weight-asian="normal" style:font-weight-complex="normal"/>
    </style:style>
    <style:style style:name="P5" style:family="paragraph" style:parent-style-name="Standard">
      <style:text-properties fo:language="en" fo:country="US" fo:font-weight="normal" officeooo:rsid="00242589" officeooo:paragraph-rsid="00242589" style:font-weight-asian="normal" style:font-weight-complex="normal"/>
    </style:style>
    <style:style style:name="P6" style:family="paragraph" style:parent-style-name="Standard">
      <style:text-properties fo:language="en" fo:country="US" fo:font-weight="normal" officeooo:rsid="00242589" officeooo:paragraph-rsid="0026b79d" style:font-weight-asian="normal" style:font-weight-complex="normal"/>
    </style:style>
    <style:style style:name="P7" style:family="paragraph" style:parent-style-name="Standard">
      <style:text-properties fo:language="en" fo:country="US" fo:font-weight="bold" officeooo:rsid="00223f92" officeooo:paragraph-rsid="00223f92" style:font-weight-asian="bold" style:font-weight-complex="bold"/>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style:font-size-asian="10.5pt"/>
    </style:style>
    <style:style style:name="T2" style:family="text">
      <style:text-properties style:text-position="0% 100%" officeooo:rsid="0016ff06" style:font-size-asian="10.5pt"/>
    </style:style>
    <style:style style:name="T3" style:family="text">
      <style:text-properties style:text-position="0% 100%" officeooo:rsid="001519ff" style:font-size-asian="10.5pt"/>
    </style:style>
    <style:style style:name="T4" style:family="text">
      <style:text-properties style:text-position="0% 100%" officeooo:rsid="0012e379" style:font-size-asian="10.5pt"/>
    </style:style>
    <style:style style:name="T5" style:family="text">
      <style:text-properties style:text-position="0% 100%" officeooo:rsid="0018a1bd" style:font-size-asian="10.5pt"/>
    </style:style>
    <style:style style:name="T6" style:family="text">
      <style:text-properties style:text-position="0% 100%" officeooo:rsid="001a2e6a" style:font-size-asian="10.5pt"/>
    </style:style>
    <style:style style:name="T7" style:family="text">
      <style:text-properties style:text-position="0% 100%" officeooo:rsid="001e5cee" style:font-size-asian="10.5pt"/>
    </style:style>
    <style:style style:name="T8" style:family="text">
      <style:text-properties style:text-position="0% 100%" officeooo:rsid="001f296a" style:font-size-asian="10.5pt"/>
    </style:style>
    <style:style style:name="T9" style:family="text">
      <style:text-properties style:text-position="0% 100%" officeooo:rsid="0025c59e" style:font-size-asian="10.5pt"/>
    </style:style>
    <style:style style:name="T10" style:family="text">
      <style:text-properties style:text-position="0% 100%" officeooo:rsid="0026833e" style:font-size-asian="10.5pt"/>
    </style:style>
    <style:style style:name="T11" style:family="text">
      <style:text-properties style:font-size-asian="10.5pt"/>
    </style:style>
    <style:style style:name="T12" style:family="text">
      <style:text-properties officeooo:rsid="0016ff06" style:font-size-asian="10.5pt"/>
    </style:style>
    <style:style style:name="T13" style:family="text">
      <style:text-properties officeooo:rsid="001519ff" style:font-size-asian="10.5pt"/>
    </style:style>
    <style:style style:name="T14" style:family="text">
      <style:text-properties officeooo:rsid="0018a1bd" style:font-size-asian="10.5pt"/>
    </style:style>
    <style:style style:name="T15" style:family="text">
      <style:text-properties officeooo:rsid="001e5cee" style:font-size-asian="10.5pt"/>
    </style:style>
    <style:style style:name="T16" style:family="text">
      <style:text-properties officeooo:rsid="00261b89" style:font-size-asian="10.5pt"/>
    </style:style>
    <style:style style:name="T17" style:family="text">
      <style:text-properties fo:font-variant="normal" fo:text-transform="none" fo:color="#555555" style:text-line-through-style="none" style:text-line-through-type="none" style:text-position="0% 100%" style:font-name="Times New Roman" fo:font-size="10.5pt" fo:font-style="normal" style:text-underline-style="none" officeooo:rsid="001e5cee" style:text-blinking="false" fo:background-color="#ffffff" loext:char-shading-value="0" style:font-size-asian="10.5pt" style:font-style-asian="normal"/>
    </style:style>
    <style:style style:name="T18" style:family="text">
      <style:text-properties fo:font-variant="normal" fo:text-transform="none" fo:color="#000000" style:text-line-through-style="none" style:text-line-through-type="none" style:text-position="0% 100%" style:font-name="Liberation Serif" fo:font-size="12pt" fo:font-style="normal" style:text-underline-style="none" style:text-blinking="false" fo:background-color="#ffffff" loext:char-shading-value="0" style:font-size-asian="12pt" style:font-style-asian="normal" style:font-size-complex="12pt"/>
    </style:style>
    <style:style style:name="T19"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e5cee" style:text-blinking="false" fo:background-color="#ffffff" loext:char-shading-value="0" style:font-size-asian="12pt" style:font-style-asian="normal"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296a" style:text-blinking="false" fo:background-color="#ffffff" loext:char-shading-value="0" style:font-size-asian="12pt" style:font-style-asian="normal" style:font-size-complex="12pt"/>
    </style:style>
    <style:style style:name="T2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e135" style:text-blinking="false" fo:background-color="#ffffff" loext:char-shading-value="0" style:font-size-asian="12pt" style:font-style-asian="normal" style:font-size-complex="12pt"/>
    </style:style>
    <style:style style:name="T22"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2pt" style:font-style-asian="normal" style:font-size-complex="12pt"/>
    </style:style>
    <style:style style:name="T23"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2pt" style:font-style-asian="normal" style:font-size-complex="12pt"/>
    </style:style>
    <style:style style:name="T24"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5c59e" style:text-blinking="false" fo:background-color="#ffffff" loext:char-shading-value="0" style:font-size-asian="10.5pt" style:font-style-asian="normal" style:font-size-complex="12pt" style:font-style-complex="normal"/>
    </style:style>
    <style:style style:name="T25"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0.5pt" style:font-style-asian="normal" style:font-size-complex="12pt" style:font-style-complex="normal"/>
    </style:style>
    <style:style style:name="T2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0.5pt" style:font-style-asian="normal" style:font-size-complex="12pt" style:font-style-complex="normal"/>
    </style:style>
    <style:style style:name="T27"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84d8a" style:text-blinking="false" fo:background-color="#ffffff" loext:char-shading-value="0" style:font-size-asian="10.5pt" style:font-style-asian="normal" style:font-size-complex="12pt" style:font-style-complex="normal"/>
    </style:style>
    <style:style style:name="T28"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2pt" style:font-style-asian="italic" style:font-size-complex="12pt" style:font-style-complex="italic"/>
    </style:style>
    <style:style style:name="T29"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0.5pt" style:font-style-asian="italic" style:font-size-complex="12pt" style:font-style-complex="italic"/>
    </style:style>
    <style:style style:name="T30"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0fd8d2" style:text-blinking="false" fo:background-color="#ffffff" loext:char-shading-value="0" style:font-size-asian="12pt" style:font-style-asian="normal" style:font-weight-asian="bold" style:font-size-complex="12pt" style:font-weight-complex="bold"/>
    </style:style>
    <style:style style:name="T31"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26b79d" style:text-blinking="false" fo:background-color="#ffffff" loext:char-shading-value="0" style:font-size-asian="12pt" style:font-style-asian="normal" style:font-weight-asian="bold" style:font-size-complex="12pt" style:font-weight-complex="bold"/>
    </style:style>
    <style:style style:name="T32" style:family="text">
      <style:text-properties fo:font-style="italic" officeooo:rsid="00261b89" style:font-size-asian="10.5pt" style:font-style-asian="italic" style:font-style-complex="italic"/>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1">Introduction</text:span><text:span text:style-name="T30"><office:annotation office:name="__Annotation__522_745233119"><dc:creator>Unknown Author</dc:creator><dc:date>2019-01-02T09:57:01.042901255</dc:date><text:p text:style-name="P8"><text:span text:style-name="T33">Nog Toevoegen: <text:s/>Should health studies measure wealth gebruikt bv alleen correlatie.</text:span></text:p></office:annotation></text:span><text:span text:style-name="T30">:</text:span><office:annotation-end office:name="__Annotation__522_745233119"/></text:p>
      <text:p text:style-name="P2"/>
      <text:p text:style-name="P4"><text:span text:style-name="T11">The positive correlation between health and wealth has been shown </text:span><text:span text:style-name="T15">many</text:span><text:span text:style-name="T11"> times. </text:span><text:reference-mark-start text:name="ADDIN CSL_CITATION {&quot;citationItems&quot;: [{&quot;id&quot;: &quot;ITEM-1&quot;, &quot;itemData&quot;: {&quot;id&quot;: &quot;ITEM-1&quot;, &quot;ISSN&quot;: &quot;07493797&quot;, &quot;ISBN&quot;: &quot;0263557051059&quot;, &quot;author&quot;: [{&quot;given&quot;: &quot;Craig Evan&quot;, &quot;non-dropping-particle&quot;: &quot;&quot;, &quot;family&quot;: &quot;Pollack&quot;, &quot;parse-names&quot;: false, &quot;dropping-particle&quot;: &quot;&quot;, &quot;suffix&quot;: &quot;&quot;}, {&quot;given&quot;: &quot;Sekai&quot;, &quot;non-dropping-particle&quot;: &quot;&quot;, &quot;family&quot;: &quot;Chideya&quot;, &quot;parse-names&quot;: false, &quot;dropping-particle&quot;: &quot;&quot;, &quot;suffix&quot;: &quot;&quot;}, {&quot;given&quot;: &quot;Catherine&quot;, &quot;non-dropping-particle&quot;: &quot;&quot;, &quot;family&quot;: &quot;Cubbin&quot;, &quot;parse-names&quot;: false, &quot;dropping-particle&quot;: &quot;&quot;, &quot;suffix&quot;: &quot;&quot;}, {&quot;given&quot;: &quot;Brie&quot;, &quot;non-dropping-particle&quot;: &quot;&quot;, &quot;family&quot;: &quot;Williams&quot;, &quot;parse-names&quot;: false, &quot;dropping-particle&quot;: &quot;&quot;, &quot;suffix&quot;: &quot;&quot;}, {&quot;given&quot;: &quot;Mercedes&quot;, &quot;non-dropping-particle&quot;: &quot;&quot;, &quot;family&quot;: &quot;Dekker&quot;, &quot;parse-names&quot;: false, &quot;dropping-particle&quot;: &quot;&quot;, &quot;suffix&quot;: &quot;&quot;}, {&quot;given&quot;: &quot;Paula&quot;, &quot;non-dropping-particle&quot;: &quot;&quot;, &quot;family&quot;: &quot;Braveman&quot;, &quot;parse-names&quot;: false, &quot;dropping-particle&quot;: &quot;&quot;, &quot;suffix&quot;: &quot;&quot;}], &quot;issue&quot;: &quot;3&quot;, &quot;issued&quot;: {&quot;date-parts&quot;: [[&quot;2007&quot;]]}, &quot;note&quot;: &quot;Correlaties!\n\n29 studies&quot;, &quot;volume&quot;: &quot;33&quot;, &quot;PMID&quot;: &quot;17826585&quot;, &quot;page&quot;: &quot;250-264&quot;, &quot;title&quot;: &quot;Should Health Studies Measure Wealth?. A Systematic Review&quot;, &quot;DOI&quot;: &quot;10.1016/j.amepre.2007.04.033&quot;, &quot;type&quot;: &quot;article-journal&quot;, &quot;container-title&quot;: &quot;American Journal of Preventive Medicine&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uris&quot;: [&quot;http://www.mendeley.com/documents/?uuid=e838a289-3adb-41ae-ab8b-3bfff06dc7ff&quot;]}], &quot;schema&quot;: &quot;https://github.com/citation-style-language/schema/raw/master/csl-citation.json&quot;, &quot;mendeley&quot;: {&quot;manualFormatting&quot;: &quot;Pollack et al. (2007)&quot;, &quot;previouslyFormattedCitation&quot;: &quot;(Pollack et al., 2007)&quot;, &quot;formattedCitation&quot;: &quot;(Pollack et al., 2007)&quot;, &quot;plainTextFormattedCitation&quot;: &quot;(Pollack et al., 2007)&quot;}, &quot;properties&quot;: {&quot;noteIndex&quot;: 0}} RNDcYhDfFyOWP"/><text:span text:style-name="T1">Pollack et al. (2007)</text:span><text:reference-mark-end text:name="ADDIN CSL_CITATION {&quot;citationItems&quot;: [{&quot;id&quot;: &quot;ITEM-1&quot;, &quot;itemData&quot;: {&quot;id&quot;: &quot;ITEM-1&quot;, &quot;ISSN&quot;: &quot;07493797&quot;, &quot;ISBN&quot;: &quot;0263557051059&quot;, &quot;author&quot;: [{&quot;given&quot;: &quot;Craig Evan&quot;, &quot;non-dropping-particle&quot;: &quot;&quot;, &quot;family&quot;: &quot;Pollack&quot;, &quot;parse-names&quot;: false, &quot;dropping-particle&quot;: &quot;&quot;, &quot;suffix&quot;: &quot;&quot;}, {&quot;given&quot;: &quot;Sekai&quot;, &quot;non-dropping-particle&quot;: &quot;&quot;, &quot;family&quot;: &quot;Chideya&quot;, &quot;parse-names&quot;: false, &quot;dropping-particle&quot;: &quot;&quot;, &quot;suffix&quot;: &quot;&quot;}, {&quot;given&quot;: &quot;Catherine&quot;, &quot;non-dropping-particle&quot;: &quot;&quot;, &quot;family&quot;: &quot;Cubbin&quot;, &quot;parse-names&quot;: false, &quot;dropping-particle&quot;: &quot;&quot;, &quot;suffix&quot;: &quot;&quot;}, {&quot;given&quot;: &quot;Brie&quot;, &quot;non-dropping-particle&quot;: &quot;&quot;, &quot;family&quot;: &quot;Williams&quot;, &quot;parse-names&quot;: false, &quot;dropping-particle&quot;: &quot;&quot;, &quot;suffix&quot;: &quot;&quot;}, {&quot;given&quot;: &quot;Mercedes&quot;, &quot;non-dropping-particle&quot;: &quot;&quot;, &quot;family&quot;: &quot;Dekker&quot;, &quot;parse-names&quot;: false, &quot;dropping-particle&quot;: &quot;&quot;, &quot;suffix&quot;: &quot;&quot;}, {&quot;given&quot;: &quot;Paula&quot;, &quot;non-dropping-particle&quot;: &quot;&quot;, &quot;family&quot;: &quot;Braveman&quot;, &quot;parse-names&quot;: false, &quot;dropping-particle&quot;: &quot;&quot;, &quot;suffix&quot;: &quot;&quot;}], &quot;issue&quot;: &quot;3&quot;, &quot;issued&quot;: {&quot;date-parts&quot;: [[&quot;2007&quot;]]}, &quot;note&quot;: &quot;Correlaties!\n\n29 studies&quot;, &quot;volume&quot;: &quot;33&quot;, &quot;PMID&quot;: &quot;17826585&quot;, &quot;page&quot;: &quot;250-264&quot;, &quot;title&quot;: &quot;Should Health Studies Measure Wealth?. A Systematic Review&quot;, &quot;DOI&quot;: &quot;10.1016/j.amepre.2007.04.033&quot;, &quot;type&quot;: &quot;article-journal&quot;, &quot;container-title&quot;: &quot;American Journal of Preventive Medicine&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uris&quot;: [&quot;http://www.mendeley.com/documents/?uuid=e838a289-3adb-41ae-ab8b-3bfff06dc7ff&quot;]}], &quot;schema&quot;: &quot;https://github.com/citation-style-language/schema/raw/master/csl-citation.json&quot;, &quot;mendeley&quot;: {&quot;manualFormatting&quot;: &quot;Pollack et al. (2007)&quot;, &quot;previouslyFormattedCitation&quot;: &quot;(Pollack et al., 2007)&quot;, &quot;formattedCitation&quot;: &quot;(Pollack et al., 2007)&quot;, &quot;plainTextFormattedCitation&quot;: &quot;(Pollack et al., 2007)&quot;}, &quot;properties&quot;: {&quot;noteIndex&quot;: 0}} RNDcYhDfFyOWP"/><text:span text:style-name="T11">⁠ </text:span><text:span text:style-name="T12">for example found </text:span><text:span text:style-name="T16">in their paper, </text:span><text:span text:style-name="T32">Should health studies measure wealth,</text:span><text:span text:style-name="T12"> 29 studies testing for the correlation between health and wealth. </text:span><text:span text:style-name="T16">But as they note in the discussion of their paper: “Since most of the studies identified were cross-sectional, causal inferences cannot be made” (p. 263)</text:span><text:span text:style-name="T11">. Health and wealth could easily be </text:span><text:span text:style-name="T14">endogenous.</text:span><text:span text:style-name="T11"> Wealth could affect health through better </text:span><text:span text:style-name="T15">access</text:span><text:span text:style-name="T11"> to </text:span><text:span text:style-name="T14">health care</text:span><text:span text:style-name="T11"> and better living conditions. Health could affect wealth through the ability to work and thus accumulate wealth. It could also be possible that for example time preference affects both the accumulation of wealth and health. </text:span><text:reference-mark-start text:name="ADDIN CSL_CITATION {&quot;citationItems&quot;: [{&quot;id&quot;: &quot;ITEM-1&quot;, &quot;itemData&quot;: {&quot;title&quot;: &quot;Exploring the health\u2013wealth nexus&quot;, &quot;id&quot;: &quot;ITEM-1&quot;, &quot;page&quot;: &quot;713-730&quot;, &quot;volume&quot;: &quot;22&quot;, &quot;author&quot;: [{&quot;given&quot;: &quot;Jonathan&quot;, &quot;non-dropping-particle&quot;: &quot;&quot;, &quot;family&quot;: &quot;Meer&quot;, &quot;parse-names&quot;: false, &quot;dropping-particle&quot;: &quot;&quot;, &quot;suffix&quot;: &quot;&quot;}, {&quot;given&quot;: &quot;Douglas L&quot;, &quot;non-dropping-particle&quot;: &quot;&quot;, &quot;family&quot;: &quot;Miller&quot;, &quot;parse-names&quot;: false, &quot;dropping-particle&quot;: &quot;&quot;, &quot;suffix&quot;: &quot;&quot;}, {&quot;given&quot;: &quot;Harvey S&quot;, &quot;non-dropping-particle&quot;: &quot;&quot;, &quot;family&quot;: &quot;Rosen&quot;, &quot;parse-names&quot;: false, &quot;dropping-particle&quot;: &quot;&quot;, &quot;suffix&quot;: &quot;&quot;}], &quot;DOI&quot;: &quot;10.1016/S0167-6296(03)00059-6&quot;, &quot;type&quot;: &quot;article-journal&quot;, &quot;issued&quot;: {&quot;date-parts&quot;: [[&quot;2003&quot;]]}, &quot;note&quot;: &quot;Causaal: nee\n\nDoe onderzoek!&quot;}, &quot;uris&quot;: [&quot;http://www.mendeley.com/documents/?uuid=d690cd68-9bc9-4e54-97fe-33da205889b0&quot;]}], &quot;schema&quot;: &quot;https://github.com/citation-style-language/schema/raw/master/csl-citation.json&quot;, &quot;mendeley&quot;: {&quot;previouslyFormattedCitation&quot;: &quot;(Meer, Miller, &amp; Rosen, 2003)&quot;, &quot;formattedCitation&quot;: &quot;(Meer, Miller, &amp; Rosen, 2003)&quot;, &quot;plainTextFormattedCitation&quot;: &quot;(Meer, Miller, &amp; Rosen, 2003)&quot;}, &quot;properties&quot;: {&quot;noteIndex&quot;: 0}} RND4Qt99kr3YM"/><text:span text:style-name="T1">(Meer, Miller, &amp; Rosen, 2003)</text:span><text:reference-mark-end text:name="ADDIN CSL_CITATION {&quot;citationItems&quot;: [{&quot;id&quot;: &quot;ITEM-1&quot;, &quot;itemData&quot;: {&quot;title&quot;: &quot;Exploring the health\u2013wealth nexus&quot;, &quot;id&quot;: &quot;ITEM-1&quot;, &quot;page&quot;: &quot;713-730&quot;, &quot;volume&quot;: &quot;22&quot;, &quot;author&quot;: [{&quot;given&quot;: &quot;Jonathan&quot;, &quot;non-dropping-particle&quot;: &quot;&quot;, &quot;family&quot;: &quot;Meer&quot;, &quot;parse-names&quot;: false, &quot;dropping-particle&quot;: &quot;&quot;, &quot;suffix&quot;: &quot;&quot;}, {&quot;given&quot;: &quot;Douglas L&quot;, &quot;non-dropping-particle&quot;: &quot;&quot;, &quot;family&quot;: &quot;Miller&quot;, &quot;parse-names&quot;: false, &quot;dropping-particle&quot;: &quot;&quot;, &quot;suffix&quot;: &quot;&quot;}, {&quot;given&quot;: &quot;Harvey S&quot;, &quot;non-dropping-particle&quot;: &quot;&quot;, &quot;family&quot;: &quot;Rosen&quot;, &quot;parse-names&quot;: false, &quot;dropping-particle&quot;: &quot;&quot;, &quot;suffix&quot;: &quot;&quot;}], &quot;DOI&quot;: &quot;10.1016/S0167-6296(03)00059-6&quot;, &quot;type&quot;: &quot;article-journal&quot;, &quot;issued&quot;: {&quot;date-parts&quot;: [[&quot;2003&quot;]]}, &quot;note&quot;: &quot;Causaal: nee\n\nDoe onderzoek!&quot;}, &quot;uris&quot;: [&quot;http://www.mendeley.com/documents/?uuid=d690cd68-9bc9-4e54-97fe-33da205889b0&quot;]}], &quot;schema&quot;: &quot;https://github.com/citation-style-language/schema/raw/master/csl-citation.json&quot;, &quot;mendeley&quot;: {&quot;previouslyFormattedCitation&quot;: &quot;(Meer, Miller, &amp; Rosen, 2003)&quot;, &quot;formattedCitation&quot;: &quot;(Meer, Miller, &amp; Rosen, 2003)&quot;, &quot;plainTextFormattedCitation&quot;: &quot;(Meer, Miller, &amp; Rosen, 2003)&quot;}, &quot;properties&quot;: {&quot;noteIndex&quot;: 0}} RND4Qt99kr3YM"/><text:span text:style-name="T11">⁠.</text:span></text:p>
      <text:p text:style-name="P3"><text:span text:style-name="T13"><text:tab/>As </text:span><text:reference-mark-start text:name="ADDIN CSL_CITATION {&quot;citationItems&quot;: [{&quot;id&quot;: &quot;ITEM-1&quot;, &quot;itemData&quot;: {&quot;publisher&quot;: &quot;Elsevier Ltd&quot;, &quot;id&quot;: &quot;ITEM-1&quot;, &quot;ISSN&quot;: &quot;02779536&quot;, &quot;ISBN&quot;: &quot;0277-9536&quot;, &quot;author&quot;: [{&quot;given&quot;: &quot;Akseli&quot;, &quot;non-dropping-particle&quot;: &quot;&quot;, &quot;family&quot;: &quot;Aittom\u00e4ki&quot;, &quot;parse-names&quot;: false, &quot;dropping-particle&quot;: &quot;&quot;, &quot;suffix&quot;: &quot;&quot;}, {&quot;given&quot;: &quot;Pekka&quot;, &quot;non-dropping-particle&quot;: &quot;&quot;, &quot;family&quot;: &quot;Martikainen&quot;, &quot;parse-names&quot;: false, &quot;dropping-particle&quot;: &quot;&quot;, &quot;suffix&quot;: &quot;&quot;}, {&quot;given&quot;: &quot;Mikko&quot;, &quot;non-dropping-particle&quot;: &quot;&quot;, &quot;family&quot;: &quot;Laaksonen&quot;, &quot;parse-names&quot;: false, &quot;dropping-particle&quot;: &quot;&quot;, &quot;suffix&quot;: &quot;&quot;}, {&quot;given&quot;: &quot;Eero&quot;, &quot;non-dropping-particle&quot;: &quot;&quot;, &quot;family&quot;: &quot;Lahelma&quot;, &quot;parse-names&quot;: false, &quot;dropping-particle&quot;: &quot;&quot;, &quot;suffix&quot;: &quot;&quot;}, {&quot;given&quot;: &quot;Ossi&quot;, &quot;non-dropping-particle&quot;: &quot;&quot;, &quot;family&quot;: &quot;Rahkonen&quot;, &quot;parse-names&quot;: false, &quot;dropping-particle&quot;: &quot;&quot;, &quot;suffix&quot;: &quot;&quot;}], &quot;issue&quot;: &quot;5&quot;, &quot;issued&quot;: {&quot;date-parts&quot;: [[&quot;2010&quot;]]}, &quot;note&quot;: &quot;correlatie\n\nWealth &amp;gt; income\n\nDiscussie:&quot;, &quot;volume&quot;: &quot;71&quot;, &quot;PMID&quot;: &quot;20598791&quot;, &quot;page&quot;: &quot;1018-1026&quot;, &quot;title&quot;: &quot;The associations of household wealth and income with self-rated health - A study on economic advantage in middle-aged Finnish men and women&quot;, &quot;DOI&quot;: &quot;10.1016/j.socscimed.2010.05.040&quot;, &quot;type&quot;: &quot;article-journal&quot;, &quot;container-title&quot;: &quot;Social Science and Medicine&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uris&quot;: [&quot;http://www.mendeley.com/documents/?uuid=1602fcc9-313a-483e-8e05-7a747de6cc7d&quot;]}], &quot;schema&quot;: &quot;https://github.com/citation-style-language/schema/raw/master/csl-citation.json&quot;, &quot;mendeley&quot;: {&quot;manualFormatting&quot;: &quot;Aittom\u00e4ki, Martikainen, Laaksonen, Lahelma, and Rahkonen (2010)&quot;, &quot;previouslyFormattedCitation&quot;: &quot;(Aittom\u00e4ki, Martikainen, Laaksonen, Lahelma, &amp; Rahkonen, 2010)&quot;, &quot;formattedCitation&quot;: &quot;(Aittom\u00e4ki, Martikainen, Laaksonen, Lahelma, &amp; Rahkonen, 2010)&quot;, &quot;plainTextFormattedCitation&quot;: &quot;(Aittom\u00e4ki, Martikainen, Laaksonen, Lahelma, &amp; Rahkonen, 2010)&quot;}, &quot;properties&quot;: {&quot;noteIndex&quot;: 0}} RNDz72eNc1Uu9"/><text:span text:style-name="T3">Aittomäki, Martikainen, Laaksonen, Lahelma, and Rahkonen (2010)</text:span><text:reference-mark-end text:name="ADDIN CSL_CITATION {&quot;citationItems&quot;: [{&quot;id&quot;: &quot;ITEM-1&quot;, &quot;itemData&quot;: {&quot;publisher&quot;: &quot;Elsevier Ltd&quot;, &quot;id&quot;: &quot;ITEM-1&quot;, &quot;ISSN&quot;: &quot;02779536&quot;, &quot;ISBN&quot;: &quot;0277-9536&quot;, &quot;author&quot;: [{&quot;given&quot;: &quot;Akseli&quot;, &quot;non-dropping-particle&quot;: &quot;&quot;, &quot;family&quot;: &quot;Aittom\u00e4ki&quot;, &quot;parse-names&quot;: false, &quot;dropping-particle&quot;: &quot;&quot;, &quot;suffix&quot;: &quot;&quot;}, {&quot;given&quot;: &quot;Pekka&quot;, &quot;non-dropping-particle&quot;: &quot;&quot;, &quot;family&quot;: &quot;Martikainen&quot;, &quot;parse-names&quot;: false, &quot;dropping-particle&quot;: &quot;&quot;, &quot;suffix&quot;: &quot;&quot;}, {&quot;given&quot;: &quot;Mikko&quot;, &quot;non-dropping-particle&quot;: &quot;&quot;, &quot;family&quot;: &quot;Laaksonen&quot;, &quot;parse-names&quot;: false, &quot;dropping-particle&quot;: &quot;&quot;, &quot;suffix&quot;: &quot;&quot;}, {&quot;given&quot;: &quot;Eero&quot;, &quot;non-dropping-particle&quot;: &quot;&quot;, &quot;family&quot;: &quot;Lahelma&quot;, &quot;parse-names&quot;: false, &quot;dropping-particle&quot;: &quot;&quot;, &quot;suffix&quot;: &quot;&quot;}, {&quot;given&quot;: &quot;Ossi&quot;, &quot;non-dropping-particle&quot;: &quot;&quot;, &quot;family&quot;: &quot;Rahkonen&quot;, &quot;parse-names&quot;: false, &quot;dropping-particle&quot;: &quot;&quot;, &quot;suffix&quot;: &quot;&quot;}], &quot;issue&quot;: &quot;5&quot;, &quot;issued&quot;: {&quot;date-parts&quot;: [[&quot;2010&quot;]]}, &quot;note&quot;: &quot;correlatie\n\nWealth &amp;gt; income\n\nDiscussie:&quot;, &quot;volume&quot;: &quot;71&quot;, &quot;PMID&quot;: &quot;20598791&quot;, &quot;page&quot;: &quot;1018-1026&quot;, &quot;title&quot;: &quot;The associations of household wealth and income with self-rated health - A study on economic advantage in middle-aged Finnish men and women&quot;, &quot;DOI&quot;: &quot;10.1016/j.socscimed.2010.05.040&quot;, &quot;type&quot;: &quot;article-journal&quot;, &quot;container-title&quot;: &quot;Social Science and Medicine&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uris&quot;: [&quot;http://www.mendeley.com/documents/?uuid=1602fcc9-313a-483e-8e05-7a747de6cc7d&quot;]}], &quot;schema&quot;: &quot;https://github.com/citation-style-language/schema/raw/master/csl-citation.json&quot;, &quot;mendeley&quot;: {&quot;manualFormatting&quot;: &quot;Aittom\u00e4ki, Martikainen, Laaksonen, Lahelma, and Rahkonen (2010)&quot;, &quot;previouslyFormattedCitation&quot;: &quot;(Aittom\u00e4ki, Martikainen, Laaksonen, Lahelma, &amp; Rahkonen, 2010)&quot;, &quot;formattedCitation&quot;: &quot;(Aittom\u00e4ki, Martikainen, Laaksonen, Lahelma, &amp; Rahkonen, 2010)&quot;, &quot;plainTextFormattedCitation&quot;: &quot;(Aittom\u00e4ki, Martikainen, Laaksonen, Lahelma, &amp; Rahkonen, 2010)&quot;}, &quot;properties&quot;: {&quot;noteIndex&quot;: 0}} RNDz72eNc1Uu9"/><text:span text:style-name="T4">⁠ </text:span><text:span text:style-name="T2">point out, “Wealth in particular is not directly affected by changes in labour market participation that may radically alter the current income level”. This is important “… as changes in health and illness are likely to develop over a considerable time span” (p1025). They find that wealth is highly relevant in explaining health. </text:span></text:p>
      <text:p text:style-name="P3"><text:span text:style-name="T2"><text:tab/></text:span><text:span text:style-name="T6">The goal of this paper is to examine the causality between health and wealth </text:span><text:span text:style-name="T7">in the Netherlands</text:span><text:span text:style-name="T6">. </text:span><text:span text:style-name="T2">This paper will try to </text:span><text:span text:style-name="T5">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text:span><text:span text:style-name="T7">home-</text:span><office:annotation office:name="__Annotation__276_1921872290"><dc:creator>Unknown Author</dc:creator><dc:date>2019-01-01T20:58:54</dc:date><text:p text:style-name="P9"><text:span text:style-name="T34">Is dit een woord?</text:span></text:p></office:annotation><text:span text:style-name="T5">renters</text:span><office:annotation-end office:name="__Annotation__276_1921872290"/><text:span text:style-name="T5"> alike. </text:span><text:span text:style-name="T9">The wealth of a person will be defined as the net worth of a person, i.e. all their assets minus their liabilities. Each person will be placed into one of two categories, i.e. healthy (1) or not healthy (0), </text:span><text:span text:style-name="T10">based on their self assed health</text:span><text:span text:style-name="T9">.</text:span></text:p>
      <text:p text:style-name="P3"><text:span text:style-name="T5"><text:tab/></text:span><text:span text:style-name="T7">To try to find the causal relationship between health and wealth the data from the D</text:span><text:span text:style-name="T8">utch </text:span><text:span text:style-name="T7">Household Survey </text:span><text:span text:style-name="T8">(DHS)</text:span><text:span text:style-name="T7"> from CentERdata. This survey “</text:span><text:span text:style-name="T17"> </text:span><text:span text:style-name="T19">is a unique data set allowing you to study both psychological and economic aspects of financial </text:span><text:span text:style-name="T22">behavior.</text:span><text:span text:style-name="T19"> This panel survey was launched in 1993 and comprises information on work, pensions, housing, mortgages, income, possessions, loans, health, economic and psychological concepts, and personal characteristics. We have been collecting these data from 2,000 households participating in the CentERpanel” </text:span><text:reference-mark-start text:name="ADDIN CSL_CITATION {&quot;citationItems&quot;: [{&quot;id&quot;: &quot;ITEM-1&quot;, &quot;itemData&quot;: {&quot;id&quot;: &quot;ITEM-1&quot;, &quot;URL&quot;: &quot;https://www.centerdata.nl/en/databank/dhs-data-access&quot;, &quot;title&quot;: &quot;DHS data access | CentERdata.nl&quot;, &quot;issued&quot;: {&quot;date-parts&quot;: [[&quot;0&quot;]]}, &quot;accessed&quot;: {&quot;date-parts&quot;: [[&quot;2019&quot;, &quot;1&quot;, &quot;2&quot;]]}, &quot;type&quot;: &quot;webpage&quot;}, &quot;uris&quot;: [&quot;http://www.mendeley.com/documents/?uuid=d646d666-044e-4226-848b-2f24dcf71b32&quot;]}], &quot;schema&quot;: &quot;https://github.com/citation-style-language/schema/raw/master/csl-citation.json&quot;, &quot;mendeley&quot;: {&quot;formattedCitation&quot;: &quot;(\u201cDHS data access | CentERdata.nl,\u201d n.d.)&quot;}, &quot;properties&quot;: {&quot;noteIndex&quot;: 0}} RNDLnlhubHzax"/><text:span text:style-name="T19">(“DHS data access | CentERdata.nl,” n.d.)</text:span><text:reference-mark-end text:name="ADDIN CSL_CITATION {&quot;citationItems&quot;: [{&quot;id&quot;: &quot;ITEM-1&quot;, &quot;itemData&quot;: {&quot;id&quot;: &quot;ITEM-1&quot;, &quot;URL&quot;: &quot;https://www.centerdata.nl/en/databank/dhs-data-access&quot;, &quot;title&quot;: &quot;DHS data access | CentERdata.nl&quot;, &quot;issued&quot;: {&quot;date-parts&quot;: [[&quot;0&quot;]]}, &quot;accessed&quot;: {&quot;date-parts&quot;: [[&quot;2019&quot;, &quot;1&quot;, &quot;2&quot;]]}, &quot;type&quot;: &quot;webpage&quot;}, &quot;uris&quot;: [&quot;http://www.mendeley.com/documents/?uuid=d646d666-044e-4226-848b-2f24dcf71b32&quot;]}], &quot;schema&quot;: &quot;https://github.com/citation-style-language/schema/raw/master/csl-citation.json&quot;, &quot;mendeley&quot;: {&quot;formattedCitation&quot;: &quot;(\u201cDHS data access | CentERdata.nl,\u201d n.d.)&quot;}, &quot;properties&quot;: {&quot;noteIndex&quot;: 0}} RNDLnlhubHzax"/></text:p>
      <text:p text:style-name="P3"><text:span text:style-name="T19"><text:tab/></text:span><text:span text:style-name="T20">Chapter 2 will discuss relevant literature on the subject of causality between health and wealth. Chapter 3 will describe the data </text:span><text:span text:style-name="T21">used. Chapter 4 will describe the statistical methods used. Firstly there will be shown that there is a correlation in the data between health and wealth. Secondly the method that will be used to test for a causal relationship will be described. Chapter 5 will present the results found by the statistical analysis and chapter 6 will discuss the results and improvements for this study. </text:span></text:p>
      <text:p text:style-name="P3"><text:span text:style-name="T21"/></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pan text:style-name="T23"/></text:p>
      <text:p text:style-name="P7"><text:soft-page-break/><text:span text:style-name="T23">Related literatuur</text:span><text:span text:style-name="T18">:</text:span></text:p>
      <text:p text:style-name="P5"><text:span text:style-name="T18">In their article </text:span><text:span text:style-name="T28">Should H</text:span><text:span text:style-name="T29">ealth Studies Measure Wealth</text:span><text:span text:style-name="T24">, Pollack et al. (2007) systematically analyze a total of 29 articles that used health as the dependent <text:s/>variable and wealth and at least one other socioeconomic-status (SES) variable as independent variables. </text:span><text:span text:style-name="T25">Of the 29 articles analyzed, 14 used self assed health as their health variable. Most of those articles reported positive or mixed results. The other 15 articles used different variables for health such as: mortality, chronic conditions, functional status and mental health. Of the total of 29 studies, 15 found positive results, 10 found mixed results and only 4 found negative results. They conclude that there is a significant correlation between healh and wealth. Especially when the wealth variables were constructed from detailed questions instead of simpler questions (for example just a single question). It should however again be noted that they only check for correlation and do not address causality.</text:span></text:p>
      <text:p text:style-name="P6"><text:span text:style-name="T25"><text:tab/>There are however some studies that do address causality in the health wealth connection and they mostly find negative results. Meer, Miller and Rosen (2003) </text:span><text:span text:style-name="T26">use a straightforward instrumental variable strategy to deal with the endogeneity. They use inheritance as the instrument as it does affect health but does not directly affect health nor is it affected by health they reason. They do find a significant correlation between health and wealth but when inheritance is used as an instrument they do not find a significant effect from wealth on health. They conclude that short run changes in wealth do not affect health. They do however note: “This finding does not rule out the possibility of a long-term impact of wealth on health” (p. 729).</text:span></text:p>
      <text:p text:style-name="P6"><text:span text:style-name="T26"><text:tab/></text:span><text:reference-mark-start text:name="ADDIN CSL_CITATION {&quot;citationItems&quot;: [{&quot;id&quot;: &quot;ITEM-1&quot;, &quot;itemData&quot;: {&quot;title&quot;: &quot;Health andwealth of elderly couples: Causality tests using dynamic panel data models&quot;, &quot;id&quot;: &quot;ITEM-1&quot;, &quot;page&quot;: &quot;1312-1325&quot;, &quot;volume&quot;: &quot;27&quot;, &quot;author&quot;: [{&quot;given&quot;: &quot;Pierre-carl&quot;, &quot;non-dropping-particle&quot;: &quot;&quot;, &quot;family&quot;: &quot;Michaud&quot;, &quot;parse-names&quot;: false, &quot;dropping-particle&quot;: &quot;&quot;, &quot;suffix&quot;: &quot;&quot;}, {&quot;given&quot;: &quot;Arthur&quot;, &quot;non-dropping-particle&quot;: &quot;&quot;, &quot;family&quot;: &quot;Soest&quot;, &quot;parse-names&quot;: false, &quot;dropping-particle&quot;: &quot;Van&quot;, &quot;suffix&quot;: &quot;&quot;}], &quot;DOI&quot;: &quot;10.1016/j.jhealeco.2008.04.002&quot;, &quot;type&quot;: &quot;article-journal&quot;, &quot;issued&quot;: {&quot;date-parts&quot;: [[&quot;2008&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schema&quot;: &quot;https://github.com/citation-style-language/schema/raw/master/csl-citation.json&quot;, &quot;mendeley&quot;: {&quot;formattedCitation&quot;: &quot;(Michaud &amp; Soest, 2008)&quot;, &quot;plainTextFormattedCitation&quot;: &quot;(Michaud &amp; Soest, 2008)&quot;}, &quot;properties&quot;: {&quot;noteIndex&quot;: 0}} RNDCDaVgdeVv1"/><text:span text:style-name="T26">Michaud </text:span><text:span text:style-name="T27">and</text:span><text:span text:style-name="T26"> Soest </text:span><text:span text:style-name="T27">(</text:span><text:span text:style-name="T26">2008)</text:span><text:reference-mark-end text:name="ADDIN CSL_CITATION {&quot;citationItems&quot;: [{&quot;id&quot;: &quot;ITEM-1&quot;, &quot;itemData&quot;: {&quot;title&quot;: &quot;Health andwealth of elderly couples: Causality tests using dynamic panel data models&quot;, &quot;id&quot;: &quot;ITEM-1&quot;, &quot;page&quot;: &quot;1312-1325&quot;, &quot;volume&quot;: &quot;27&quot;, &quot;author&quot;: [{&quot;given&quot;: &quot;Pierre-carl&quot;, &quot;non-dropping-particle&quot;: &quot;&quot;, &quot;family&quot;: &quot;Michaud&quot;, &quot;parse-names&quot;: false, &quot;dropping-particle&quot;: &quot;&quot;, &quot;suffix&quot;: &quot;&quot;}, {&quot;given&quot;: &quot;Arthur&quot;, &quot;non-dropping-particle&quot;: &quot;&quot;, &quot;family&quot;: &quot;Soest&quot;, &quot;parse-names&quot;: false, &quot;dropping-particle&quot;: &quot;Van&quot;, &quot;suffix&quot;: &quot;&quot;}], &quot;DOI&quot;: &quot;10.1016/j.jhealeco.2008.04.002&quot;, &quot;type&quot;: &quot;article-journal&quot;, &quot;issued&quot;: {&quot;date-parts&quot;: [[&quot;2008&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schema&quot;: &quot;https://github.com/citation-style-language/schema/raw/master/csl-citation.json&quot;, &quot;mendeley&quot;: {&quot;formattedCitation&quot;: &quot;(Michaud &amp; Soest, 2008)&quot;, &quot;plainTextFormattedCitation&quot;: &quot;(Michaud &amp; Soest, 2008)&quot;}, &quot;properties&quot;: {&quot;noteIndex&quot;: 0}} RNDCDaVgdeVv1"/><text:span text:style-name="T26">⁠ </text:span><text:span text:style-name="T27">also find no causal effects of wealth on health. They use a dynamic panel data model to test for the causality. As they note in their conclusion, the data they use consists only of elderly couples. They suggest that there might be a causal effect in different age <text:s/>groups and that it would be interesting to see if there are differences in different countries to see if institutions have an impact.</text:span></text:p>
      <text:p text:style-name="P6"><text:span text:style-name="T2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4:46:57.387709634</meta:creation-date>
    <meta:generator>LibreOffice/5.1.6.2$Linux_X86_64 LibreOffice_project/10m0$Build-2</meta:generator>
    <dc:date>2019-01-02T11:09:59.099627935</dc:date>
    <meta:editing-duration>PT38M43S</meta:editing-duration>
    <meta:editing-cycles>7</meta:editing-cycles>
    <meta:document-statistic meta:table-count="0" meta:image-count="0" meta:object-count="0" meta:page-count="2" meta:paragraph-count="11" meta:word-count="853" meta:character-count="5284" meta:non-whitespace-character-count="4432"/>
    <meta:user-defined meta:name="Mendeley Citation Style_1">http://www.zotero.org/styles/apa</meta:user-defined>
    <meta:user-defined meta:name="Mendeley Document_1">True</meta:user-defined>
    <meta:user-defined meta:name="Mendeley Unique User Id_1">3034c638-0836-3273-b5d8-13f217fd0896</meta:user-defined>
  </office:meta>
</office:document-meta>
</file>